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nepName</text:p>
          </table:table-cell>
          <table:table-cell office:value-type="string" calcext:value-type="string">
            <text:p>EngName</text:p>
          </table:table-cell>
          <table:table-cell table:style-name="Default" office:value-type="string" calcext:value-type="string">
            <text:p>startDate</text:p>
          </table:table-cell>
        </table:table-row>
        <table:table-row table:style-name="ro1">
          <table:table-cell office:value-type="string" calcext:value-type="string">
            <text:p>लक्ष्मण स्रेष्ठ</text:p>
          </table:table-cell>
          <table:table-cell office:value-type="string" calcext:value-type="string">
            <text:p>Laxman Shrestha</text:p>
          </table:table-cell>
          <table:table-cell office:value-type="date" office:date-value="2058-01-12" calcext:value-type="date">
            <text:p>2058-01-12</text:p>
          </table:table-cell>
        </table:table-row>
        <table:table-row table:style-name="ro1">
          <table:table-cell office:value-type="string" calcext:value-type="string">
            <text:p>लिला बहादुर कार्की</text:p>
          </table:table-cell>
          <table:table-cell office:value-type="string" calcext:value-type="string">
            <text:p>Lila Bahadur Karki</text:p>
          </table:table-cell>
          <table:table-cell office:value-type="date" office:date-value="2066-03-20" calcext:value-type="date">
            <text:p>2066-03-20</text:p>
          </table:table-cell>
        </table:table-row>
        <table:table-row table:style-name="ro1">
          <table:table-cell office:value-type="string" calcext:value-type="string">
            <text:p>चन्द्र प्रसाद सुबेदी</text:p>
          </table:table-cell>
          <table:table-cell office:value-type="string" calcext:value-type="string">
            <text:p>Chandra Prasad Subedi</text:p>
          </table:table-cell>
          <table:table-cell office:value-type="date" office:date-value="2069-10-26" calcext:value-type="date">
            <text:p>2069-10-26</text:p>
          </table:table-cell>
        </table:table-row>
        <table:table-row table:style-name="ro1">
          <table:table-cell office:value-type="string" calcext:value-type="string">
            <text:p>चित्र मान लिम्बू</text:p>
          </table:table-cell>
          <table:table-cell office:value-type="string" calcext:value-type="string">
            <text:p>Chitra Man Limbu</text:p>
          </table:table-cell>
          <table:table-cell office:value-type="date" office:date-value="2070-10-26" calcext:value-type="date">
            <text:p>2070-10-26</text:p>
          </table:table-cell>
        </table:table-row>
        <table:table-row table:style-name="ro1">
          <table:table-cell office:value-type="string" calcext:value-type="string">
            <text:p>उगेन्द्र प्रसाद</text:p>
          </table:table-cell>
          <table:table-cell office:value-type="string" calcext:value-type="string">
            <text:p>Ugendra Prasad</text:p>
          </table:table-cell>
          <table:table-cell office:value-type="date" office:date-value="2071-08-17" calcext:value-type="date">
            <text:p>2071-08-17</text:p>
          </table:table-cell>
        </table:table-row>
        <table:table-row table:style-name="ro1">
          <table:table-cell office:value-type="string" calcext:value-type="string">
            <text:p>राजेन्द्र तामाङ</text:p>
          </table:table-cell>
          <table:table-cell office:value-type="string" calcext:value-type="string">
            <text:p>Rajendra Tamang</text:p>
          </table:table-cell>
          <table:table-cell office:value-type="date" office:date-value="2073-11-28" calcext:value-type="date">
            <text:p>2073-11-28</text:p>
          </table:table-cell>
        </table:table-row>
        <table:table-row table:style-name="ro1">
          <table:table-cell office:value-type="string" calcext:value-type="string">
            <text:p>नारायण रायमाझी</text:p>
          </table:table-cell>
          <table:table-cell office:value-type="string" calcext:value-type="string">
            <text:p>Narayan Rayamajhi</text:p>
          </table:table-cell>
          <table:table-cell office:value-type="date" office:date-value="2075-09-10" calcext:value-type="date">
            <text:p>2075-09-10</text:p>
          </table:table-cell>
        </table:table-row>
        <table:table-row table:style-name="ro1">
          <table:table-cell office:value-type="string" calcext:value-type="string">
            <text:p>दिपेन्द्र गौतम</text:p>
          </table:table-cell>
          <table:table-cell office:value-type="string" calcext:value-type="string">
            <text:p>Dipendra Gautam</text:p>
          </table:table-cell>
          <table:table-cell office:value-type="date" office:date-value="2076-02-22" calcext:value-type="date">
            <text:p>2076-02-22</text:p>
          </table:table-cell>
        </table:table-row>
        <table:table-row table:style-name="ro1">
          <table:table-cell office:value-type="string" calcext:value-type="string">
            <text:p>राजेन्द्र तामाङ</text:p>
          </table:table-cell>
          <table:table-cell office:value-type="string" calcext:value-type="string">
            <text:p>Rajendra Tamang</text:p>
          </table:table-cell>
          <table:table-cell office:value-type="date" office:date-value="2073-11-28" calcext:value-type="date">
            <text:p>2073-11-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8:01:26.975324848</meta:creation-date>
    <meta:generator>LibreOffice/6.4.6.2$Linux_X86_64 LibreOffice_project/40$Build-2</meta:generator>
    <dc:date>2021-04-18T18:07:45.080327047</dc:date>
    <meta:editing-duration>PT6M18S</meta:editing-duration>
    <meta:editing-cycles>1</meta:editing-cycles>
    <meta:document-statistic meta:table-count="1" meta:cell-count="30" meta:object-count="0"/>
  </office:meta>
</office:document-meta>
</file>